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2" style:family="paragraph" style:parent-style-name="Text_20_body">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3" style:family="paragraph" style:parent-style-name="Standard">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4" style:family="paragraph" style:parent-style-name="Text_20_body">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5"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bcb93" style:font-size-asian="12pt" style:font-size-complex="12pt"/>
    </style:style>
    <style:style style:name="P6"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e2eec" style:font-size-asian="12pt" style:font-size-complex="12pt"/>
    </style:style>
    <style:style style:name="P7"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f4427" style:font-size-asian="12pt" style:font-size-complex="12pt"/>
    </style:style>
    <style:style style:name="P8"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e53b9" style:font-size-asian="12pt" style:font-size-complex="12pt"/>
    </style:style>
    <style:style style:name="P9" style:family="paragraph" style:parent-style-name="Text_20_body">
      <style:paragraph-properties fo:line-height="150%" fo:text-align="justify" style:justify-single-word="false"/>
      <style:text-properties style:font-name="arial" fo:font-size="12pt" style:font-size-asian="12pt" style:font-size-complex="12pt"/>
    </style:style>
    <style:style style:name="P10" style:family="paragraph" style:parent-style-name="Standard">
      <style:paragraph-properties fo:margin-top="0.201cm" fo:margin-bottom="0.201cm" style:contextual-spacing="false" fo:line-height="150%" fo:text-align="justify" style:justify-single-word="false"/>
      <style:text-properties style:font-name="arial" fo:font-size="12pt" officeooo:rsid="001548c5" officeooo:paragraph-rsid="001548c5" style:font-size-asian="12pt" style:font-size-complex="12pt"/>
    </style:style>
    <style:style style:name="P11" style:family="paragraph" style:parent-style-name="Standard">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2" style:family="paragraph" style:parent-style-name="Standard">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13" style:family="paragraph" style:parent-style-name="Standard">
      <style:paragraph-properties fo:margin-top="0.201cm" fo:margin-bottom="0.201cm" style:contextual-spacing="false" fo:line-height="150%" fo:text-align="justify" style:justify-single-word="false"/>
      <style:text-properties style:font-name="arial" fo:font-size="12pt" officeooo:rsid="001e2eec" officeooo:paragraph-rsid="001e2eec" style:font-size-asian="12pt" style:font-size-complex="12pt"/>
    </style:style>
    <style:style style:name="P14" style:family="paragraph" style:parent-style-name="Standard">
      <style:paragraph-properties fo:margin-top="0.201cm" fo:margin-bottom="0.201cm" style:contextual-spacing="false" fo:line-height="150%" fo:text-align="justify" style:justify-single-word="false"/>
      <style:text-properties style:font-name="arial" fo:font-size="12pt" officeooo:rsid="001e53b9" officeooo:paragraph-rsid="001e53b9" style:font-size-asian="12pt" style:font-size-complex="12pt"/>
    </style:style>
    <style:style style:name="P15" style:family="paragraph" style:parent-style-name="Standard">
      <style:paragraph-properties fo:margin-top="0.201cm" fo:margin-bottom="0.201cm" style:contextual-spacing="false" fo:line-height="150%" fo:text-align="justify" style:justify-single-word="false"/>
      <style:text-properties style:font-name="arial" fo:font-size="12pt" officeooo:rsid="001f4427" officeooo:paragraph-rsid="001f4427" style:font-size-asian="12pt" style:font-size-complex="12pt"/>
    </style:style>
    <style:style style:name="P16" style:family="paragraph" style:parent-style-name="Standard">
      <style:paragraph-properties fo:margin-top="0.201cm" fo:margin-bottom="0.201cm" style:contextual-spacing="false" fo:line-height="150%" fo:text-align="justify" style:justify-single-word="false"/>
      <style:text-properties style:font-name="arial" fo:font-size="12pt" officeooo:rsid="0022b348" officeooo:paragraph-rsid="0022b348" style:font-size-asian="12pt" style:font-size-complex="12pt"/>
    </style:style>
    <style:style style:name="P17" style:family="paragraph" style:parent-style-name="Standard">
      <style:paragraph-properties fo:margin-top="0.201cm" fo:margin-bottom="0.201cm" style:contextual-spacing="false" fo:line-height="150%" fo:text-align="justify" style:justify-single-word="false"/>
      <style:text-properties style:font-name="arial" fo:font-size="12pt" officeooo:rsid="0023b472" officeooo:paragraph-rsid="0023b472" style:font-size-asian="12pt" style:font-size-complex="12pt"/>
    </style:style>
    <style:style style:name="P18" style:family="paragraph" style:parent-style-name="Standard">
      <style:paragraph-properties fo:margin-top="0.201cm" fo:margin-bottom="0.201cm" style:contextual-spacing="false" fo:line-height="150%" fo:text-align="justify" style:justify-single-word="false"/>
      <style:text-properties style:font-name="arial" fo:font-size="12pt" officeooo:rsid="0024a099" officeooo:paragraph-rsid="0024a099" style:font-size-asian="12pt" style:font-size-complex="12pt"/>
    </style:style>
    <style:style style:name="P19" style:family="paragraph" style:parent-style-name="Standard">
      <style:paragraph-properties fo:margin-top="0.201cm" fo:margin-bottom="0.201cm" style:contextual-spacing="false" fo:line-height="150%" fo:text-align="justify" style:justify-single-word="false"/>
      <style:text-properties style:font-name="arial" fo:font-size="12pt" fo:font-style="italic" style:font-size-asian="12pt" style:font-style-asian="italic" style:font-size-complex="12pt" style:font-style-complex="italic"/>
    </style:style>
    <style:style style:name="P20" style:family="paragraph" style:parent-style-name="Text_20_body">
      <style:paragraph-properties fo:margin-top="0.201cm" fo:margin-bottom="0.201cm" style:contextual-spacing="false" fo:line-height="150%" fo:text-align="justify" style:justify-single-word="false"/>
      <style:text-properties style:font-name="arial" fo:font-size="12pt" fo:font-style="normal" officeooo:paragraph-rsid="001d55ff" style:font-size-asian="12pt" style:font-style-asian="normal" style:font-size-complex="12pt" style:font-style-complex="normal"/>
    </style:style>
    <style:style style:name="P21" style:family="paragraph" style:parent-style-name="Text_20_body">
      <style:paragraph-properties fo:line-height="150%" fo:text-align="justify" style:justify-single-word="false"/>
      <style:text-properties style:font-name="arial" fo:font-size="12pt" fo:font-style="normal" style:font-size-asian="12pt" style:font-style-asian="normal" style:font-size-complex="12pt" style:font-style-complex="normal"/>
    </style:style>
    <style:style style:name="P22" style:family="paragraph" style:parent-style-name="Text_20_body">
      <style:paragraph-properties fo:margin-top="0.201cm" fo:margin-bottom="0.201cm" style:contextual-spacing="false" fo:line-height="150%" fo:text-align="justify" style:justify-single-word="false"/>
      <style:text-properties style:font-name="arial" fo:font-size="12pt" fo:font-style="normal" officeooo:rsid="001d55ff" officeooo:paragraph-rsid="001d55ff" style:font-size-asian="12pt" style:font-style-asian="normal" style:font-size-complex="12pt" style:font-style-complex="normal"/>
    </style:style>
    <style:style style:name="P23" style:family="paragraph" style:parent-style-name="Standard">
      <style:paragraph-properties fo:margin-top="0.201cm" fo:margin-bottom="0.201cm" style:contextual-spacing="false" fo:line-height="150%" fo:text-align="justify" style:justify-single-word="false"/>
      <style:text-properties fo:color="#000000" loext:opacity="100%" style:font-name="arial" fo:font-size="12pt" officeooo:rsid="001f4427" officeooo:paragraph-rsid="001f4427" style:font-size-asian="12pt" style:font-size-complex="12pt"/>
    </style:style>
    <style:style style:name="P24" style:family="paragraph" style:parent-style-name="Standard">
      <style:paragraph-properties fo:margin-top="0.201cm" fo:margin-bottom="0.201cm" style:contextual-spacing="false" fo:line-height="150%" fo:text-align="justify" style:justify-single-word="false"/>
      <style:text-properties officeooo:rsid="0023b472" officeooo:paragraph-rsid="0023b472"/>
    </style:style>
    <style:style style:name="P25" style:family="paragraph" style:parent-style-name="Standard">
      <style:paragraph-properties fo:margin-top="0.201cm" fo:margin-bottom="0.201cm" style:contextual-spacing="false" fo:line-height="150%" fo:text-align="justify" style:justify-single-word="false"/>
      <style:text-properties officeooo:paragraph-rsid="0025d1ac"/>
    </style:style>
    <style:style style:name="P26" style:family="paragraph" style:parent-style-name="Standard" style:list-style-name="L1">
      <style:paragraph-properties fo:margin-top="0.201cm" fo:margin-bottom="0.201cm" style:contextual-spacing="false" fo:line-height="150%" fo:text-align="justify" style:justify-single-word="false"/>
      <style:text-properties style:font-name="arial" fo:font-size="12pt" officeooo:rsid="0019ce31" officeooo:paragraph-rsid="0019ce31" style:font-size-asian="12pt" style:font-size-complex="12pt"/>
    </style:style>
    <style:style style:name="P27" style:family="paragraph" style:parent-style-name="Standard" style:list-style-name="L2">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8" style:family="paragraph" style:parent-style-name="Standard" style:list-style-name="L3">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9" style:family="paragraph" style:parent-style-name="Standard" style:list-style-name="L4">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30" style:family="paragraph" style:parent-style-name="Standard" style:list-style-name="L5">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31" style:family="paragraph" style:parent-style-name="Standard" style:list-style-name="L6">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32" style:family="paragraph" style:parent-style-name="Standard" style:list-style-name="L7">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33" style:family="paragraph" style:parent-style-name="Standard" style:list-style-name="L10">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34" style:family="paragraph" style:parent-style-name="Standard" style:list-style-name="L11">
      <style:paragraph-properties fo:margin-top="0.201cm" fo:margin-bottom="0.201cm" style:contextual-spacing="false" fo:line-height="150%" fo:text-align="justify" style:justify-single-word="false"/>
      <style:text-properties style:font-name="arial" fo:font-size="12pt" officeooo:rsid="0023b472" officeooo:paragraph-rsid="0023b472" style:font-size-asian="12pt" style:font-size-complex="12pt"/>
    </style:style>
    <style:style style:name="P35" style:family="paragraph" style:parent-style-name="Standard" style:list-style-name="L12">
      <style:paragraph-properties fo:margin-top="0.201cm" fo:margin-bottom="0.201cm" style:contextual-spacing="false" fo:line-height="150%" fo:text-align="justify" style:justify-single-word="false"/>
      <style:text-properties style:font-name="arial" fo:font-size="12pt" officeooo:paragraph-rsid="001e53b9" style:font-size-asian="12pt" style:font-size-complex="12pt"/>
    </style:style>
    <style:style style:name="P36" style:family="paragraph" style:parent-style-name="Text_20_body" style:list-style-name="L8">
      <style:paragraph-properties fo:margin-top="0cm" fo:margin-bottom="0cm" style:contextual-spacing="false"/>
    </style:style>
    <style:style style:name="P37" style:family="paragraph" style:parent-style-name="Text_20_body" style:list-style-name="L9">
      <style:paragraph-properties fo:margin-left="0cm" fo:margin-right="0cm" fo:margin-top="0cm" fo:margin-bottom="0.247cm" style:contextual-spacing="false" fo:text-indent="0cm" style:auto-text-indent="false"/>
      <style:text-properties officeooo:rsid="00218645" officeooo:paragraph-rsid="00218645"/>
    </style:style>
    <style:style style:name="T1" style:family="text">
      <style:text-properties fo:font-style="italic" style:font-style-asian="italic" style:font-style-complex="italic"/>
    </style:style>
    <style:style style:name="T2" style:family="text">
      <style:text-properties fo:font-style="italic" officeooo:rsid="001d55ff" style:font-style-asian="italic" style:font-style-complex="italic"/>
    </style:style>
    <style:style style:name="T3" style:family="text">
      <style:text-properties officeooo:rsid="0018681b"/>
    </style:style>
    <style:style style:name="T4" style:family="text">
      <style:text-properties officeooo:rsid="0019ce31"/>
    </style:style>
    <style:style style:name="T5" style:family="text">
      <style:text-properties officeooo:rsid="001c64fa"/>
    </style:style>
    <style:style style:name="T6" style:family="text">
      <style:text-properties officeooo:rsid="001d55ff"/>
    </style:style>
    <style:style style:name="T7" style:family="text">
      <style:text-properties style:font-name="arial" fo:font-size="12pt" officeooo:rsid="001a48f3" style:font-size-asian="12pt" style:font-size-complex="12pt"/>
    </style:style>
    <style:style style:name="T8" style:family="text">
      <style:text-properties officeooo:rsid="001e53b9"/>
    </style:style>
    <style:style style:name="T9" style:family="text">
      <style:text-properties officeooo:rsid="001f4427"/>
    </style:style>
    <style:style style:name="T10" style:family="text">
      <style:text-properties fo:color="#c9211e" loext:opacity="100%"/>
    </style:style>
    <style:style style:name="T11" style:family="text">
      <style:text-properties fo:color="#c9211e" loext:opacity="100%" style:font-name="arial" fo:font-size="12pt" officeooo:rsid="00218645" style:font-size-asian="12pt" style:font-size-complex="12pt"/>
    </style:style>
    <style:style style:name="T12" style:family="text">
      <style:text-properties fo:color="#c9211e" loext:opacity="100%" officeooo:rsid="001f4427"/>
    </style:style>
    <style:style style:name="T13" style:family="text">
      <style:text-properties officeooo:rsid="001e2eec"/>
    </style:style>
    <style:style style:name="T14" style:family="text">
      <style:text-properties officeooo:rsid="00218645"/>
    </style:style>
    <style:style style:name="T15" style:family="text">
      <style:text-properties fo:color="#000000" loext:opacity="100%" style:font-name="arial" fo:font-size="12pt" officeooo:rsid="00218645" style:font-size-asian="12pt" style:font-size-complex="12pt"/>
    </style:style>
    <style:style style:name="T16" style:family="text">
      <style:text-properties fo:color="#000000" loext:opacity="100%" style:font-name="arial" fo:font-size="12pt" officeooo:rsid="0025d1ac" style:font-size-asian="12pt" style:font-size-complex="12pt"/>
    </style:style>
    <style:style style:name="T17" style:family="text">
      <style:text-properties officeooo:rsid="0023b472"/>
    </style:style>
    <style:style style:name="T18" style:family="text">
      <style:text-properties officeooo:rsid="0024a09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a xlink:type="simple" xlink:href="https://www.alice.cnptia.embrapa.br/alice/bitstream/doc/980497/1/MelhoramentoGeneticoCapitulo8.pdf" text:style-name="Internet_20_link" text:visited-style-name="Visited_20_Internet_20_Link"><text:span text:style-name="T1">https://www.alice.cnptia.embrapa.br/alice/bitstream/doc/980497/1/MelhoramentoGeneticoCapitulo8.pdf</text:span></text:a><text:span text:style-name="T1"> </text:span><text:span text:style-name="T2">(FERRAMENTAS DE GESTÃO PARA A PECUÁRIA DE CORTE)</text:span></text:p>
      <text:p text:style-name="P22">O documento "Ferramentas de Gestão para a Pecuária de Corte" escrito por Fernando Paim Costa e Mariana de Aragão Pereira, discute a importância do gerenciamento na pecuária de corte, destacando a necessidade de planejamento e controle para alcançar os objetivos do produtor e garantir o desempenho financeiro e econômico da atividade.</text:p>
      <text:p text:style-name="P21">O autor ressalta que muitos produtores de gado de corte no Brasil não possuem um conhecimento suficiente sobre os índices zootécnicos mais básicos, como as taxas de natalidade e mortalidade do rebanho, e seus impactos no desempenho zootécnico e econômico. Isso se deve, em parte, à falta de informações e ferramentas de gestão eficazes.</text:p>
      <text:p text:style-name="P21">O documento também menciona a importância do uso de tecnologia na gestão da pecuária de corte. No entanto, apesar do crescente reconhecimento da importância da informação e da tecnologia, apenas 12% dos produtores de gado de corte no Brasil utilizam algum software para gerenciar seus negócios. Esse número pode ser maior hoje, mas ainda é limitado por várias questões, incluindo a falta de habilidades dos produtores para usar essa tecnologia, a falta de infraestrutura adequada e a falta de acesso à internet.</text:p>
      <text:p text:style-name="P21">O documento sugere que a gestão eficaz na pecuária de corte requer o uso de ferramentas modernas, como softwares de controle de rebanho e custos de produção, e a contratação de empresas de consultoria. Além disso, enfatiza a necessidade de treinamento gerencial para ajudar os produtores a tomar decisões informadas e eficazes.</text:p>
      <text:p text:style-name="P21"><text:s/>Este aplicativo ajuda os produtores a definir, prever e consolidar números relacionados aos bovinos, pastagens e ao sistema de produção como um todo.</text:p>
      <text:p text:style-name="P20"/>
      <text:p text:style-name="P1"/>
      <text:p text:style-name="P1"><text:a xlink:type="simple" xlink:href="https://repositorio.ufms.br/handle/123456789/5515" text:style-name="Internet_20_link" text:visited-style-name="Visited_20_Internet_20_Link">https://repositorio.ufms.br/handle/123456789/5515</text:a> <text:span text:style-name="T6">(PECUÁRIA DE PRECISÃO: a lógica dominante na pecuária 4.0 </text:span>e as barreiras para a adoção tecnológica<text:span text:style-name="T6">)</text:span></text:p>
      <text:p text:style-name="P2"><text:soft-page-break/>O artigo "Pecuária de Precisão: a lógica dominante na pecuária 4.0 e as barreiras para a adoção tecnológica" de Rogério Santa Ana aborda a evolução da pecuária brasileira e as barreiras para a adoção de tecnologias avançadas.</text:p>
      <text:p text:style-name="P9">Santa Ana destaca que a pecuária brasileira tem passado por uma transformação significativa, com a transição de uma economia baseada principalmente na produção de carne para uma economia baseada na produção de produtos. Essa mudança está sendo impulsionada pelo aumento da demanda por produtos de origem animal e pela necessidade de melhorar a sustentabilidade ambiental.</text:p>
      <text:p text:style-name="P9">No entanto, a adoção de tecnologias avançadas na pecuária enfrenta várias barreiras. Uma dessas barreiras é a falta de conhecimento técnico entre os produtores. Muitos deles têm dificuldade em entender como as novas tecnologias podem ser usadas para melhorar a produção e reduzir os custos. Outra barreira é a falta de infraestrutura adequada, como acesso à internet e instalação de equipamentos de tecnologia.</text:p>
      <text:p text:style-name="P9">O autor também identifica a resistência cultural como uma barreira importante. Muitos produtores são relutantes em adotar novas tecnologias porque eles são acostumados a maneiras tradicionais de fazer coisas e estão preocupados com a perda de controle sobre o processo de produção. Além disso, há uma falta de políticas governamentais adequadas para incentivar a adoção de tecnologias avançadas na pecuária.</text:p>
      <text:p text:style-name="P9">Para superar essas barreiras, Santa Ana sugere que é necessário um esforço conjunto de governos, instituições de pesquisa e indústria para promover a adoção de tecnologias avançadas na pecuária. Ele também destaca a necessidade de treinamento e educação para os produtores, para ajudá-los a entender e usar efetivamente as novas tecnologias.</text:p>
      <text:p text:style-name="P2"/>
      <text:p text:style-name="P1"/>
      <text:p text:style-name="P3"><text:a xlink:type="simple" xlink:href="https://bdm.unb.br/handle/10483/19609?mode=full" text:style-name="Internet_20_link" text:visited-style-name="Visited_20_Internet_20_Link"><text:span text:style-name="T1">https://bdm.unb.br/handle/10483/19609?mode=full</text:span></text:a><text:span text:style-name="T1"> </text:span><text:span text:style-name="T2">(A IMPORTÂNCIA DA GESTÃO DA PROPRIEDADE RURAL PARA PEQUENOS E MÉDIOS PRODUTORES)</text:span></text:p>
      <text:p text:style-name="P4">O documento "A importância da gestão da propriedade rural para pequenos e médios produtores", escrito por Maria do Nascimento Conceição, destaca a relevância da gestão rural para pequenos e médios produtores no contexto do agronegócio brasileiro, que representa cerca de um terço da economia do país.</text:p>
      <text:p text:style-name="P9"><text:soft-page-break/>O trabalho utiliza ferramentas gerenciais baseadas no trabalho realizado pelo Programa Empreender e Inovar da EMATER/DF para demonstrar a gestão na prática. Entre essas ferramentas, estão o Diagnóstico e o Plano de Gestão da Chácara X, atendidos pelo Empreender e Inovar. Essas ferramentas são usadas para ilustrar a aplicação prática da gestão rural.</text:p>
      <text:p text:style-name="P9">O documento também fornece um arcabouço teórico para apoiar o tema escolhido, baseado na atuação da assistência técnica prestada pela EMATER/DF no setor agrícola do Distrito Federal. O trabalho destaca que a gestão rural aplicada na prática contribui para o sucesso do agronegócio para todos os produtores, especialmente para pequenos e médios.</text:p>
      <text:p text:style-name="P9">O estudo foi composto seguindo vários métodos, incluindo pesquisa bibliográfica, pesquisa descritiva, pesquisa documental e pesquisa qualitativa. A análise dos dados mostra que a gestão rural pode superar barreiras e alcançar outras regiões, contribuindo para o sucesso do agronegócio.</text:p>
      <text:p text:style-name="P4"/>
      <text:p text:style-name="P3"/>
      <text:p text:style-name="P3"><text:a xlink:type="simple" xlink:href="https://repositorio.insper.edu.br/bitstream/11224/1870/4/JÚLIA%20SKAF%20DOS%20SANTOS%20ROCHA_Trabalho.pdf" text:style-name="Internet_20_link" text:visited-style-name="Visited_20_Internet_20_Link"><text:span text:style-name="T2">https://repositorio.insper.edu.br/bitstream/11224/1870/4/J%c3%9aLIA%20SKAF%20DOS%20SANTOS%20ROCHA_Trabalho.pdf</text:span></text:a><text:span text:style-name="T2"> (O impacto da utilização da tecnologia de Big Data na agropecuária brasileira)</text:span></text:p>
      <text:p text:style-name="P4">O trabalho "O impacto da utilização da tecnologia de Big Data na agropecuária brasileira" de Julia Skaf dos Santos Rocha explora o papel da tecnologia de Big Data na agropecuária brasileira, especialmente no contexto da pecuária de corte.</text:p>
      <text:p text:style-name="P9">O estudo destaca que a tecnologia de Big Data pode contribuir significativamente para aumentar a lucratividade dos produtores de gado de corte. Uma plataforma chamada Bovexo, por exemplo, utiliza Big Data para analisar uma variedade de variáveis, incluindo peso, preço do boi gordo, previsibilidade climática, pagamento de impostos, entre outros, para ajudar os produtores a otimizar seu lucro.</text:p>
      <text:p text:style-name="P9">O trabalho também menciona a SP Ventures, um fundo de investimento em venture capital que se concentra em tecnologias agropecuárias (AgTechs). A SP Ventures acredita que a tecnologia de Big Data pode ser usada para aumentar a lucratividade dos produtores de gado de corte, contribuindo para o aumento das margens dos pecuaristas.</text:p>
      <text:p text:style-name="P9"><text:soft-page-break/>No entanto, o trabalho também destaca os desafios enfrentados pelos produtores ao adotar tecnologias de Big Data. A pesquisa revela que muitos produtores estão relutantes em adotar novas tecnologias devido à tradição e à falta de confiança. Ainda assim, a pesquisa sugere que à medida que as tecnologias se popularizam, haverá maior aceitação entre os "second movers", ou seja, aqueles que esperam ver o sucesso da tecnologia antes de adotá-la.</text:p>
      <text:p text:style-name="P9">Em conclusão, o trabalho argumenta que a tecnologia de Big Data tem o potencial de aumentar a lucratividade dos produtores de gado de corte na agropecuária brasileira, embora existam obstáculos para a adoção dessa tecnologia. No entanto, à medida que as tecnologias se popularizam e os fundos de investimento continuam a apoiar o setor, é provável que vejamos um aumento na adoção de tecnologias de Big Data na agropecuária.</text:p>
      <text:p text:style-name="P4"/>
      <text:p text:style-name="P3"/>
      <text:p text:style-name="P5"/>
      <text:p text:style-name="P19"/>
      <text:p text:style-name="P19">O discurso em torno da urgência de se elevar o nível de gerenciamento dos estabelecimentos rurais é presente em praticamente toda discussão acerca dos gargalos do agronegócio brasileiro, independentemente da atividade, da inserção geográfica ou do público alvo. Apesar dessa ênfase, há pouca informação sobre a natureza desse problema, bem como sobre os meios disponíveis para reverter tal quadro. Diante disso, e sem a pretensão de esgotar o assunto, o presente capítulo trata de enfatizar a importância do gerenciamento para os negócios rurais, buscando deixar claro o significado de um gerenciamento efetivo, contrapondo-o com a realidade do setor rural brasileiro. Apresentam-se ainda algumas ferramentas de gestão desenvolvidas e disponibilizadas pela Embrapa Gado de Corte. Por fim, discute-se a questão gerencial no contexto das tomadas de decisão que envolvem genética e reprodução animal, com foco na pecuária de corte. </text:p>
      <text:p text:style-name="P3"/>
      <text:p text:style-name="P3">Ideia principal:</text:p>
      <text:p text:style-name="P3"><text:soft-page-break/><text:s text:c="4"/>• criar um sistema que facilite a gestão para pequenos e médios produtores. Afim de facilitar os movimentos monetários. </text:p>
      <text:p text:style-name="P3"><text:s text:c="4"/>• O sistema tera funções que deixe bem claro os pontos fracos e fortes do que o proprietário esta fazendo.</text:p>
      <text:p text:style-name="P3"><text:s text:c="4"/>• Suas principais funções serão: calendário de vacinação, calendário de reprodução(indicando quando o animal ira nascer), calculadora de peso para @, calcular peso ganho em um lote, diferença de ganhos(ganhos e percas em lote), estimativa de valores (quando tera peso, e venda). </text:p>
      <text:p text:style-name="P3"/>
      <text:p text:style-name="P3"/>
      <text:p text:style-name="P3"/>
      <text:p text:style-name="P10">O objetivo do sistema é facilitar o gerenciamento das propriedades e facilitar o trabalho dos proprietários. O sistema será mobile afim de facilitar o uso em qualquer momento. Terá um design simples e intuitivo para garantir que todos consigam fazer uso sem muita dificuldade. </text:p>
      <text:p text:style-name="P10"/>
      <text:p text:style-name="P10">O aplicativo terá <text:span text:style-name="T3">5</text:span> principais funções:</text:p>
      <text:p text:style-name="P10"><text:tab/><text:span text:style-name="T3">A função de cadastro de lote serve para cadastrar os animais em um lote. O usuário terá que preencher algumas informações do rebanho, como quantidade de animais, data da entrada, peso médio, valor pago, peso final pretendido, data de saída pretendida, dentre outros campos que serão preenchidos durante o manejo.</text:span></text:p>
      <text:p text:style-name="P10"><text:tab/>Uma função de calendário, onde terá como o usuário preencher os eventos e receberá uma notificação a cada vez que o evento estiver para acontecer. Ele poderá escolher oque será o evento para receber a notificação no tempo certo, alguns dos eventos serão: vacinação do rebanho, reprodução( ele preenche quando o animal ficou prenha), pagamentos, troca de fases(cria, recria e engorda).</text:p>
      <text:p text:style-name="P10"><text:tab/>Outra função sera de conversão de peso. O usuário preenche com o peso obtido na balança em kg, escolhe se é macho, ou fêmea, e a raça, preenche o valor que esta a @ e o sistema responde com o peso em @ e o valor do animal.</text:p>
      <text:p text:style-name="P10"><text:soft-page-break/><text:tab/>A terceira função é calculadora de rações. Onde o usuário seleciona o tipo de ração ou proteinado que deseja fazer e a quantidade que ele pretende obter. Com isso o sistema ira calcular o quanto de cada mantimento ele precisa usar.</text:p>
      <text:p text:style-name="P10"><text:tab/>A ultima função é a de controle financeiro, onde o usuário consegue ver com maior precisão quais foram seus gastos e seus lucros, será mostrado em forma de gráfico e porcentagem, além dos valores para que fique mais claro e de fácil visualização. Poderá ser separado por lote ou mês.</text:p>
      <text:p text:style-name="P10"><text:tab/></text:p>
      <text:p text:style-name="P10"><text:tab/><text:span text:style-name="T4">Na primeira função o usuário terá que cadastrar um lote de animais. Com isso ele terá que preencher alguns campos, como:</text:span></text:p>
      <text:list text:style-name="L1">
        <text:list-item>
          <text:p text:style-name="P26">Quantidade de animais;</text:p>
        </text:list-item>
        <text:list-item>
          <text:p text:style-name="P26">Data de entrada dos animais;</text:p>
        </text:list-item>
        <text:list-item>
          <text:p text:style-name="P26">Valor pago;</text:p>
        </text:list-item>
        <text:list-item>
          <text:p text:style-name="P26">Peso pretendido para venda;</text:p>
        </text:list-item>
        <text:list-item>
          <text:p text:style-name="P26">Data pretendida para venda;</text:p>
        </text:list-item>
        <text:list-item>
          <text:p text:style-name="P26">Gastos extra;</text:p>
        </text:list-item>
        <text:list-item>
          <text:p text:style-name="P26">Valor que foi vendido(quando vender);</text:p>
        </text:list-item>
      </text:list>
      <text:p text:style-name="P11"><text:tab/>Na segunda função ele escolhe o tipo de evento que ele quer adicionar no calendário. Com isso ele terá que preencher outros campos.</text:p>
      <text:p text:style-name="P11"><text:tab/>Caso escolha vacinação do rebanho ele terá que preencher:</text:p>
      <text:list text:style-name="L2">
        <text:list-item>
          <text:list>
            <text:list-item>
              <text:list>
                <text:list-item>
                  <text:p text:style-name="P27">Lote vacinado;</text:p>
                </text:list-item>
                <text:list-item>
                  <text:p text:style-name="P27">Tipo de vacina;</text:p>
                </text:list-item>
                <text:list-item>
                  <text:p text:style-name="P27">Data (automático);</text:p>
                </text:list-item>
              </text:list>
            </text:list-item>
          </text:list>
        </text:list-item>
      </text:list>
      <text:p text:style-name="P11"><text:tab/>Caso escolha reprodução, terá que preencher:</text:p>
      <text:list text:style-name="L3">
        <text:list-item>
          <text:p text:style-name="P28">Identificação do animal;</text:p>
        </text:list-item>
        <text:list-item>
          <text:p text:style-name="P28"><text:soft-page-break/>Data(automático);</text:p>
        </text:list-item>
      </text:list>
      <text:p text:style-name="P11"><text:tab/>Caso escolha pagamentos, terá que preencher:</text:p>
      <text:list text:style-name="L4">
        <text:list-item>
          <text:p text:style-name="P29">Identificação do que será feito;</text:p>
        </text:list-item>
        <text:list-item>
          <text:p text:style-name="P29">Valor;</text:p>
        </text:list-item>
        <text:list-item>
          <text:p text:style-name="P29">Recebimento ou pagamento;</text:p>
        </text:list-item>
        <text:list-item>
          <text:p text:style-name="P29">Data vencimento;</text:p>
        </text:list-item>
      </text:list>
      <text:p text:style-name="P11"><text:tab/>Caso escolha troca de fases, terá que preencher:</text:p>
      <text:list text:style-name="L5">
        <text:list-item>
          <text:p text:style-name="P30">Lote;</text:p>
        </text:list-item>
        <text:list-item>
          <text:p text:style-name="P30">Nova fase;</text:p>
        </text:list-item>
        <text:list-item>
          <text:p text:style-name="P30">Data;</text:p>
        </text:list-item>
      </text:list>
      <text:p text:style-name="P12"><text:tab/>Na terceira função ele irá fazer a conversão de peso do animal. Com isso ele terá que preencher alguns campos, como:</text:p>
      <text:list text:style-name="L6">
        <text:list-item>
          <text:p text:style-name="P31">Peso em kg;</text:p>
        </text:list-item>
        <text:list-item>
          <text:p text:style-name="P31">Valor @;</text:p>
        </text:list-item>
      </text:list>
      <text:p text:style-name="P12"><text:tab/>Na quarta função ele irá calcular a quantidade de rações a serem feitas. Com isso ele terá que preencher alguns campos, como: </text:p>
      <text:list text:style-name="L7">
        <text:list-item>
          <text:p text:style-name="P32">Tipo de ração;</text:p>
        </text:list-item>
        <text:list-item>
          <text:p text:style-name="P32">Quantidade;</text:p>
        </text:list-item>
      </text:list>
      <text:p text:style-name="P25"><text:span text:style-name="T7"><text:tab/>Logo que ele clicar em calcular ele poderá ver o detalhamento da ração criada. Onde mostrará a quantidade de cada ingrediente e a quantidade estimada por cabeça.<text:line-break/><text:line-break/></text:span><text:span text:style-name="T11">FAZENDO ESTUDO DA RAÇÃO PARA LACTAÇÃO EM 6%<text:line-break/><text:tab/></text:span><text:span text:style-name="T15">A quantidade ideal de ração para bovinos lactantes é cerca de </text:span><text:span text:style-name="T16">3kg por</text:span><text:span text:style-name="T15"> animal. A</text:span><text:span text:style-name="T11"> </text:span><text:span text:style-name="T15">formulação da ração ideal é: </text:span></text:p>
      <text:p text:style-name="Text_20_body"/>
      <text:p text:style-name="Text_20_body"><text:tab/>40% de milho moído</text:p>
      <text:p text:style-name="Text_20_body"><text:soft-page-break/><text:s text:c="4"/>20% de farelo de soja</text:p>
      <text:p text:style-name="Text_20_body"><text:s text:c="4"/>10% de farelo de trigo</text:p>
      <text:p text:style-name="Text_20_body"><text:s text:c="4"/>10% de casca de soja</text:p>
      <text:p text:style-name="Text_20_body"><text:s text:c="4"/>5% de farinha de alfafa</text:p>
      <text:p text:style-name="Text_20_body"><text:s text:c="4"/>5% de melaço de cana</text:p>
      <text:p text:style-name="Text_20_body"><text:s text:c="4"/>5% de calcário calcítico</text:p>
      <text:p text:style-name="Text_20_body"><text:s text:c="4"/>3% de fosfato bicálcico</text:p>
      <text:p text:style-name="Text_20_body"><text:s text:c="4"/>2% de sal comum</text:p>
      <text:p text:style-name="Text_20_body"/>
      <text:p text:style-name="Text_20_body">Modo de Preparo:</text:p>
      <text:p text:style-name="Text_20_body"/>
      <text:p text:style-name="Text_20_body"><text:s text:c="4"/>Misture todos os ingredientes secos (milho moído, farelo de soja, farelo de trigo, casca de soja, farinha de alfafa, calcário calcítico e fosfato bicálcico) em um misturador horizontal ou vertical até obter uma mistura homogênea.</text:p>
      <text:p text:style-name="Text_20_body"><text:s text:c="4"/>Adicione o melaço de cana e misture bem para distribuir uniformemente.</text:p>
      <text:p text:style-name="Text_20_body"><text:s text:c="4"/>Adicione o sal comum e misture novamente até obter uma ração uniforme.</text:p>
      <text:p text:style-name="Text_20_body"><text:s text:c="4"/>Armazene a ração em local seco, fresco e protegido da luz solar direta.</text:p>
      <text:p text:style-name="Text_20_body"/>
      <text:p text:style-name="Text_20_body">Composição Nutricional Aproximada:</text:p>
      <text:p text:style-name="Text_20_body"/>
      <text:p text:style-name="Text_20_body"><text:s text:c="4"/>Proteína bruta: 18%</text:p>
      <text:p text:style-name="Text_20_body"><text:s text:c="4"/>Energia digestível: 3,2 Mcal/kg</text:p>
      <text:p text:style-name="Text_20_body"><text:s text:c="4"/>Fibra em detergente neutro (FDN): 30%</text:p>
      <text:p text:style-name="Text_20_body"><text:s text:c="4"/>Cálcio: 1%</text:p>
      <text:p text:style-name="Text_20_body"><text:s text:c="4"/>Fósforo: 0,6%</text:p>
      <text:p text:style-name="Text_20_body"/>
      <text:p text:style-name="Text_20_body">Essa ração deve ser fornecida às vacas em lactação juntamente com forragem de boa qualidade, água limpa e fresca à vontade. A quantidade de ração a ser fornecida dependerá do peso vivo, estágio de lactação e produção de leite da vaca. É recomendado ajustar a quantidade de ração de acordo com as necessidades individuais de cada animal. Lembre-se de sempre consultar um nutricionista animal ou veterinário para obter orientações específicas sobre a alimentação do seu rebanho.</text:p>
      <text:p text:style-name="P25"><text:line-break/><text:line-break/><text:soft-page-break/><text:span text:style-name="T14">A ração vai ser feita de forma que o usuário escolha: o tipo d ração que ele quer, a quantidade DE ANIMAIS, e o período de duração da ração (ração feita para 30 dias).</text:span></text:p>
      <text:list text:style-name="L9">
        <text:list-item>
          <text:p text:style-name="P37">Ao calcular será direcionado para a página de detalhamento, onde será mostrado a quantidade de ingredientes e a quantidade de ração ideal para o animal.</text:p>
        </text:list-item>
      </text:list>
      <text:p text:style-name="P12"/>
      <text:p text:style-name="P12"><text:tab/>Na quinta função é onde estará disponível de forma mais organizada o controle financeiro. Nessa função o usuário terá de escolher o campo que quer detalhar melhor, que serão:</text:p>
      <text:list text:style-name="L10">
        <text:list-item>
          <text:p text:style-name="P33">Ganhos;</text:p>
        </text:list-item>
        <text:list-item>
          <text:p text:style-name="P33">Gastos;</text:p>
        </text:list-item>
        <text:list-item>
          <text:p text:style-name="P33">Saldo;</text:p>
        </text:list-item>
      </text:list>
      <text:p text:style-name="P12"><text:tab/><text:span text:style-name="T5">Logo se clicar em cada um dos campos, poderá ver um relatório contendo informações de seus ganhos, gastos e saldo respectivamente.</text:span></text:p>
      <text:p text:style-name="P12"/>
      <text:p text:style-name="P12"/>
      <text:p text:style-name="P17">DESCRIÇÃO DE CADA PÁG<text:span text:style-name="T18">INA</text:span>:</text:p>
      <text:p text:style-name="P17">PAG1: Apenas uma pág<text:span text:style-name="T18">ina</text:span> index, que mostra o logo do sistema em 3seg e passa pra Página de login;</text:p>
      <text:p text:style-name="P17">PAG2: Página de login, onde os usuários fazem login para entrar, e caso não tenha login vai para a Página de cadastro;</text:p>
      <text:p text:style-name="P17">P<text:span text:style-name="T18">AG</text:span>3: Página de cadastro, onde os usuários fazem seu cadastro.</text:p>
      <text:p text:style-name="P17">P<text:span text:style-name="T18">AG</text:span>4: Página Home, onde será exibido 5 principais funções em que o usuário informa oque quer fazer clicando em uma das opções.</text:p>
      <text:p text:style-name="P17">PAG4.1: Página que mostra os lotes, onde o usuário escolhe se quer visualizar informações sobre um lote já cadastrado e alterá-las, ou se quer cadastrar um lote novo;</text:p>
      <text:p text:style-name="P17">Pag4.1.1: Página de cadastro de lote, onde o usuário irá cadastrar um novo lote, e seus gastos.</text:p>
      <text:p text:style-name="P17"><text:soft-page-break/>PAG4.1.1.1: Página onde o usuário preenche o que ele gastou com cada lote.</text:p>
      <text:p text:style-name="P17">PAG4.1.1.2: Página onde o usuário visualiza todos os gastos que teve no lote.</text:p>
      <text:p text:style-name="P17">PAG4.1.2:Página onde o usuário visualiza as informações sobre o lote, pode adicionar gastos (pag4.1.1.1), pode visualizar os gastos(pag4.1.1.2), pode preencher o valor que foi vendido(pega esse valor e leva para a tabela de ganhos e receita) e clica em vendido, onde os valores são inseridos na tabelas e o lote some, pois não tera mais que ter um controle sobre ele.</text:p>
      <text:p text:style-name="P17">PAG4.2: Página onde mostra o calendário contendo os eventos do usuário e cadastrar novo evento.</text:p>
      <text:p text:style-name="P17">PAG4.2.1: Página onde o usuário pode escolher o tipo de evento ele quer cadastrar.</text:p>
      <text:p text:style-name="P17">PAG4.2.1.1:Página de cadastro de vacinação, onde o usuário escolhe o lote em que foi vacinado, o tipo de vacina que foi aplicado e a data.</text:p>
      <text:p text:style-name="P17">PAG4.2.1.2: Página de cadastro de animais prenhas, onde o usuário informa a qual lote o animal pertence, preenche uma identificação para o animal, como nome, id ou marcação de registro, e seleciona a data em que ela ficou ocupada, para o sistema calcular e enviar uma notificação quando ela irá parir.</text:p>
      <text:p text:style-name="P17">PAG4.2.1.3: Página pagamentos, onde o usuário identifica o tipo de pagamento que será feito, como animal e mantimentos por exemplo, indica o valor e informa se é para ser recebido ou pago, se for recebido o valor vai para a tabela de ganhos e se for pago vai para a tabela de gastos, depois ele indica a data de vencimento para ser notificado dias antes.</text:p>
      <text:p text:style-name="P18">PAG4.2.1.4: Página de troca de fases, onde o usuário informa qual o lote ele irá alterar e informa a nova fase em que o lote está, cria, recria ou engorda, e preenche também a date.</text:p>
      <text:p text:style-name="P18">PAG4.3: Página de conversão de peso, de kg para @, onde o usuário informa o peso descrito na balança e o valor que será pago em cada @, ao clicar em salvar, as informações serão salvas em uma lista, pilha ou fila, onde ao final será exibido a lista completa e a soma total, onde o usuário poderá ou não enviar essas informações para o lote em questão.</text:p>
      <text:p text:style-name="P18"><text:soft-page-break/>PAG4.4: Página de calculo de alimentação, onde o usuário informa o tipo de alimentação que ele quer, lactação ou engorda, e <text:span text:style-name="T14">a quantidade DE ANIMAIS, e o período de duração da ração (ração feita para 30 dias).Ao calcular será direcionado para a página de detalhamento.</text:span></text:p>
      <text:p text:style-name="P18">PAG4.4.1: Página de detalhamento de alimentação, <text:span text:style-name="T14">onde será mostrado a quantidade de ingredientes e a quantidade de ração ideal para o anima</text:span>l.</text:p>
      <text:p text:style-name="P18">PAG4.5: Página de controle financeiro, onde serão exibidos três componentes, ganhos gastos e saldo, onde ao clicar em um dos componentes será direcionado para a Página de relatório.</text:p>
      <text:p text:style-name="P18">PAG4.5.1: Página de relatório de ganhos, onde será exibida a tabela de ganhos e os valores.</text:p>
      <text:p text:style-name="P18">PAG4.5.2:Página de relatório de gastos, onde será exibido a tabela de gastos e os valores.</text:p>
      <text:p text:style-name="P12"/>
      <text:p text:style-name="P12"/>
      <text:p text:style-name="P12"/>
      <text:p text:style-name="P12"/>
      <text:p text:style-name="P12"/>
      <text:p text:style-name="P16">BANCO DE DADOS______</text:p>
      <text:p text:style-name="P16"/>
      <text:p text:style-name="P16"/>
      <text:p text:style-name="P16"/>
      <text:p text:style-name="P16">O sistema terá um <text:span text:style-name="T17">banco de dados de acesso remoto ( com ideia de no futuro ter uma sincronização online-offline, de forma embutida) onde guardará:</text:span></text:p>
      <text:list text:style-name="L11">
        <text:list-item>
          <text:p text:style-name="P34">uma tabela de usuários;</text:p>
        </text:list-item>
        <text:list-item>
          <text:p text:style-name="P34">uma tabela de cadastro de lotes;</text:p>
        </text:list-item>
        <text:list-item>
          <text:p text:style-name="P34"><text:soft-page-break/>uma tabela de relatório de gastos;</text:p>
        </text:list-item>
        <text:list-item>
          <text:p text:style-name="P34">uma tabela de relatório de ganhos;</text:p>
        </text:list-item>
        <text:list-item>
          <text:p text:style-name="P34">uma tabela receita total mensal;</text:p>
        </text:list-item>
        <text:list-item>
          <text:p text:style-name="P34">uma tabela para evento;</text:p>
          <text:list>
            <text:list-item>
              <text:p text:style-name="P34">uma tabela de vacinações;</text:p>
            </text:list-item>
            <text:list-item>
              <text:p text:style-name="P34">uma tabela de reprodução;</text:p>
            </text:list-item>
            <text:list-item>
              <text:p text:style-name="P34">uma tabela de troca de fases;</text:p>
            </text:list-item>
          </text:list>
        </text:list-item>
        <text:list-item>
          <text:p text:style-name="P34">uma tabela de rações;</text:p>
        </text:list-item>
      </text:list>
      <text:p text:style-name="P24"/>
      <text:p text:style-name="P17"><text:tab/></text:p>
      <text:p text:style-name="P12"/>
      <text:p text:style-name="P12"/>
      <text:p text:style-name="P12"/>
      <text:p text:style-name="P6"><text:span text:style-name="T13">TITULO: </text:span>Aplicativo Mobile para Gerenciamento de Bovinos em Propriedades Rurais: Uma Ferramenta Eficaz para Melhorar a Produção</text:p>
      <text:p text:style-name="P13">INTRODUÇÃO:</text:p>
      <text:p text:style-name="P13"><text:tab/>A pecuária é um setor fundamental na economia brasileira, influencia na vida de milhões de pessoas além de contribuir com o aumento da economia. Porém, fazer a gestão de forma eficiente em propriedades<text:tab/>rurais é um grande desafio por ser muito complexo e ter uma grande variedade de tarefas. Torna-se então necessário a utilização de algumas ferramentas de gestão, especialmente em relação ao controle financeiro e ao gerenciamento de bovinos.</text:p>
      <text:p text:style-name="P13"><text:tab/>O desenvolvimento de um aplicativo mobile para auxiliar na gestão financeira e no gerenciamento de bovinos é uma proposta promissora para enfrentar esses desafios. Este aplicativo poderia fornecer recursos para ajudar os proprietários a definir, prever e consolidar números referentes à seus bovinos, às pastagens e à todo sistema produtor. <text:soft-page-break/>Ele poderia automatizar as rotinas de gestão na pecuária e na agroindústria, com análises produtivas e financeiras de forma facilitada.</text:p>
      <text:p text:style-name="P13"><text:tab/>Este trabalho busca explorar a importância do gerenciamento rural para pequenos e médios produtores, com o objetivo de torná-los capazes de crescerem e melhorar suas atividades pecuárias.</text:p>
      <text:p text:style-name="P13"><text:tab/>A implementação de um aplicativo móvel para o controle financeiro e gerenciamento de bovinos em propriedades rurais poderá trazer benefícios significativos, incluindo melhor gestão financeira, aumento da eficiência operacional, e potencial para aumentar a rentabilidade aos proprietários. No entanto, o sucesso desse projeto dependerá de uma série de fatores, incluindo a capacidade de desenvolver um aplicativo que seja fácil de usar, confiável e que atenda às necessidades específicas dos usuários.</text:p>
      <text:p text:style-name="P13"><text:tab/>Portanto, a criação de um aplicativo mobile para o controle financeiro e o gerenciamento de bovinos é uma proposta que merece ser considerada, pois pode trazer benefícios significativos para os produtores rurais, ajudando-os a tomar decisões mais assertivas e eficientes, melhorando seus índices, o que resulta naturalmente em uma maior produtividade que por consequência trará maiores lucros ao produtor.</text:p>
      <text:p text:style-name="P15">FUNDAMENTAÇÃO TEÓRICA:</text:p>
      <text:p text:style-name="P15"><text:tab/>A gestão de bovinos em propriedades rurais é algo fundamental para a economia brasileira, pois envolve uma grande quantidade de tarefas complexas. Portanto, é essencial desenvolver ferramentas de gestão eficazes para auxiliar nessas tarefas.</text:p>
      <text:p text:style-name="P7"><text:span text:style-name="T9"><text:tab/>De acordo com o </text:span><text:span text:style-name="T12">CAPITULO 8 </text:span><text:span text:style-name="T10">"Ferramentas de Gestão para a Pecuária de Corte" </text:span><text:span text:style-name="T12">do livro ‘Melhoramento Genético Aplicado em gado de corte’,</text:span><text:span text:style-name="T9"> uma boa gestão na pecuária de corte precisa de ferramentas modernas, como softwares para controle de rebanhos e custos de produção. No entanto, a implementação <text:s/>dessas ferramentas tem obstáculos, como a falta de conhecimento dos produtores sobre tecnologia, a falta de infraestrutura adequada e a falta de acesso a internet.</text:span></text:p>
      <text:p text:style-name="P15"><text:tab/>O artigo “Pecuária de Precisão: a lógica <text:s/>dominante na pecuária 4.0 e as barreiras para a adoção tecnológica” também destaca <text:s/>que a adoção <text:s/>de tecnologias avançadas na pecuária enfrenta vários obstáculos. Esses incluem a falta de conhecimento técnico dos produtores e a resistência cultural. No entanto, o autor sugere que é necessário um <text:soft-page-break/>esforço conjunto de governos, instituições de pesquisa e indústria para promover a adoção de tecnologias avançadas na pecuária.</text:p>
      <text:p text:style-name="P15"><text:tab/>O trabalho de conclusão de curso “A importância da gestão <text:s/>da propriedade rural para pequenos e médios produtores” escrito por Mariana do Nascimento Conceição, destaca a relevância da gestão rural para pequenos e médios produtores do agronegócio brasileiro. O trabalho sugere que a gestão rural aplicada na prática contribui para o sucesso do agronegócio para todos os produtores.</text:p>
      <text:p text:style-name="P15"><text:tab/>Por fim, o trabalho "O impacto da utilização da tecnologia de Big Data na agropecuária brasileira" explora o papel da tecnologia <text:s/>de Big Data na agropecuária brasileira, especialmente no contexto de pecuária de corte. O estudo destaca <text:s/>que a tecnologia de Big Data pode contribuir bastante para aumentar o lucro dos produtores de gado. No entanto, o trabalho também destaca os desafios enfrentados pelos produtores ao adotar tecnologias de Big Data.</text:p>
      <text:p text:style-name="P7"><text:span text:style-name="T9"><text:tab/></text:span><text:span text:style-name="T12">Com isso conclui-se que a gestão de bovinos em propriedades rurais é um desafio complexo que requer o uso de ferramentas de gestão eficazes e a adoção de tecnologias. No entanto, a implementação dessas ferramentas enfrenta algumas barreiras, incluindo a falta de conhecimento dos produtores para usar a tecnologia, a falta de infraestrutura adequada e resistência cultural. Portanto é necessário um esforço conjunto de governos, instituições de pesquisa e indústria para promover a adoção de tecnologia avançada na pecuária.</text:span></text:p>
      <text:p text:style-name="P13"/>
      <text:p text:style-name="P14">OBJETIVOS:</text:p>
      <text:p text:style-name="P14">OBJETIVO GERAL:</text:p>
      <text:p text:style-name="P8"><text:span text:style-name="T8"><text:tab/></text:span>Desenvolver um aplicativo mobile para a gestão de bovinos em propriedades rurais, visando auxiliar na melhoria da produção pecuária e no controle financeiro, através de funcionalidades eficientes e intuitivas.</text:p>
      <text:p text:style-name="P14">OBJETIVOS ESPECÍFICOS:</text:p>
      <text:list text:style-name="L12">
        <text:list-item>
          <text:p text:style-name="P35">Criar um sistema de gerenciamento de bovinos que inclua funcionalidades como: cadastramento de lotes, calendário de eventos, conversão de peso, calculadora de rações e controle financeiro.</text:p>
        </text:list-item>
        <text:list-item>
          <text:p text:style-name="P35"><text:soft-page-break/>Desenvolver uma interface de usuário intuitiva e fácil de usar, que permita a qualquer proprietário rural realizar todas as operações necessárias de forma eficiente.</text:p>
        </text:list-item>
        <text:list-item>
          <text:p text:style-name="P35">Implementar uma função de notificação que alerta o usuário sobre eventos importantes, como vacinação, reprodução e pagamentos.</text:p>
        </text:list-item>
        <text:list-item>
          <text:p text:style-name="P35">Integrar um sistema de conversão de peso que calcule o peso do animal, facilitando a comparação entre diferentes lotes e períodos de tempo.</text:p>
        </text:list-item>
        <text:list-item>
          <text:p text:style-name="P35">Incluir uma calculadora de rações que permita ao usuário determinar a quantidade correta de alimento para seus animais, levando em consideração o tipo de ração e a quantidade de animais.</text:p>
        </text:list-item>
        <text:list-item>
          <text:p text:style-name="P35">Desenvolver um sistema de controle financeiro que permita ao usuário monitorar seus gastos e lucros de forma detalhada, facilitando a tomada de decisões financeiras.</text:p>
        </text:list-item>
        <text:list-item>
          <text:p text:style-name="P35">Testar o aplicativo com um grupo de pequenos e médios produtores para obter feedback e fazer ajustes conforme necessário antes da versão final.</text:p>
        </text:list-item>
      </text:list>
      <text:p text:style-name="P7"/>
      <text:p text:style-name="P23">METODOLOG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4:51:20.157020569</meta:creation-date>
    <dc:date>2024-05-14T11:37:05.722413487</dc:date>
    <meta:editing-duration>P1DT11H34M14S</meta:editing-duration>
    <meta:editing-cycles>18</meta:editing-cycles>
    <meta:generator>LibreOffice/7.4.7.2$Linux_X86_64 LibreOffice_project/40$Build-2</meta:generator>
    <meta:document-statistic meta:table-count="0" meta:image-count="0" meta:object-count="0" meta:page-count="15" meta:paragraph-count="157" meta:word-count="3765" meta:character-count="23830" meta:non-whitespace-character-count="20132"/>
  </office:meta>
</office:document-meta>
</file>